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05c8e8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paragraph-rsid="0005c8e8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paragraph-rsid="0006a335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5c8e8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paragraph-rsid="0005c8e8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paragraph-rsid="0006a335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aea42" style:font-size-asian="14pt" style:font-size-complex="14pt"/>
    </style:style>
    <style:style style:name="P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ad651"/>
    </style:style>
    <style:style style:name="P1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aea4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fo:color="#000000" fo:letter-spacing="normal" fo:language="ru" fo:country="RU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rsid="0005c8e8" officeooo:paragraph-rsid="0005c8e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5c8e8" officeooo:paragraph-rsid="0005c8e8" style:font-size-asian="14pt" style:font-size-complex="14pt"/>
    </style:style>
    <style:style style:name="P14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5c8e8" style:font-size-asian="14pt" style:font-size-complex="14pt"/>
    </style:style>
    <style:style style:name="P15" style:family="paragraph" style:parent-style-name="Standard" style:master-page-name="">
      <style:paragraph-properties fo:text-align="center" style:justify-single-word="false" style:page-number="1"/>
      <style:text-properties fo:font-size="14pt" fo:language="ru" fo:country="RU" fo:font-weight="bold" officeooo:rsid="0005c8e8" officeooo:paragraph-rsid="0005c8e8" style:font-size-asian="14pt" style:font-weight-asian="bold" style:font-size-complex="14pt" style:font-weight-complex="bold"/>
    </style:style>
    <style:style style:name="P16" style:family="paragraph" style:parent-style-name="Heading_20_1">
      <style:text-properties fo:language="ru" fo:country="RU"/>
    </style:style>
    <style:style style:name="P17" style:family="paragraph" style:parent-style-name="Heading_20_1">
      <style:text-properties fo:language="ru" fo:country="RU" officeooo:rsid="0005c8e8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6a335" officeooo:paragraph-rsid="0006a335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20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21" style:family="paragraph" style:parent-style-name="Text_20_body" style:list-style-name="L1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6a335" style:font-size-asian="14pt" style:font-size-complex="14pt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cc084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db992" style:font-size-asian="14pt" style:font-size-complex="14pt"/>
    </style:style>
    <style:style style:name="P2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ed5cd" style:font-size-asian="14pt" style:font-size-complex="14pt"/>
    </style:style>
    <style:style style:name="P2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officeooo:paragraph-rsid="000f98b7" style:font-size-asian="14pt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cc084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f98b7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officeooo:paragraph-rsid="000fac0b"/>
    </style:style>
    <style:style style:name="P29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paragraph-rsid="000fac0b" style:font-size-asian="14pt" style:font-size-complex="14pt"/>
    </style:style>
    <style:style style:name="P30" style:family="paragraph" style:parent-style-name="Header">
      <style:paragraph-properties fo:text-align="end" style:justify-single-word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c8e8"/>
    </style:style>
    <style:style style:name="T2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5c8e8" style:font-size-asian="14pt" style:font-size-complex="14pt"/>
    </style:style>
    <style:style style:name="T3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ad651" style:font-size-asian="14pt" style:font-size-complex="14pt"/>
    </style:style>
    <style:style style:name="T4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aea42" style:font-size-asian="14pt" style:font-size-complex="14pt"/>
    </style:style>
    <style:style style:name="T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cc084" style:font-size-asian="14pt" style:font-size-complex="14pt"/>
    </style:style>
    <style:style style:name="T6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ed5cd" style:font-size-asian="14pt" style:font-size-complex="14pt"/>
    </style:style>
    <style:style style:name="T7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f98b7" style:font-size-asian="14pt" style:font-size-complex="14pt"/>
    </style:style>
    <style:style style:name="T8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0fac0b" style:font-size-asian="14pt" style:font-size-complex="14pt"/>
    </style:style>
    <style:style style:name="T9" style:family="text">
      <style:text-properties fo:font-variant="normal" fo:text-transform="none" fo:color="#000000" style:font-name="Times New Roman2" fo:font-size="14pt" fo:letter-spacing="normal" fo:font-style="normal" fo:font-weight="normal" officeooo:rsid="0006a335"/>
    </style:style>
    <style:style style:name="T10" style:family="text">
      <style:text-properties fo:font-variant="normal" fo:text-transform="none" fo:color="#000000" style:font-name="Times New Roman2" fo:letter-spacing="normal" fo:font-style="normal" fo:font-weight="normal" officeooo:rsid="0006a335"/>
    </style:style>
    <style:style style:name="T11" style:family="text">
      <style:text-properties fo:font-variant="normal" fo:text-transform="none" fo:color="#000000" style:font-name="Times New Roman2" fo:letter-spacing="normal" fo:font-style="normal" fo:font-weight="normal" officeooo:rsid="0005c8e8"/>
    </style:style>
    <style:style style:name="T12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0fac0b"/>
    </style:style>
    <style:style style:name="T13" style:family="text">
      <style:text-properties fo:font-variant="normal" fo:text-transform="none" fo:color="#000000" fo:letter-spacing="normal" officeooo:rsid="0006a335"/>
    </style:style>
    <style:style style:name="T14" style:family="text">
      <style:text-properties fo:font-variant="normal" fo:text-transform="none" fo:color="#000000" fo:letter-spacing="normal" officeooo:rsid="0005c8e8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 officeooo:rsid="000fac0b"/>
    </style:style>
    <style:style style:name="T16" style:family="text">
      <style:text-properties fo:font-variant="normal" fo:text-transform="none" fo:color="#000000" fo:letter-spacing="normal" fo:language="en" fo:country="US" fo:font-style="normal" fo:font-weight="normal" officeooo:rsid="000fac0b"/>
    </style:style>
    <style:style style:name="T17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00fac0b" style:font-size-asian="14pt" style:font-size-complex="14pt"/>
    </style:style>
    <style:style style:name="T18" style:family="text">
      <style:text-properties fo:font-variant="normal" fo:text-transform="none" fo:color="#000000" style:font-name="Times New Roman3" fo:font-size="12pt" fo:letter-spacing="normal" fo:language="ru" fo:country="RU" fo:font-style="normal" fo:font-weight="normal" officeooo:rsid="000fac0b" style:font-size-asian="14pt" style:font-size-complex="14pt"/>
    </style:style>
    <style:style style:name="T19" style:family="text">
      <style:text-properties fo:font-variant="normal" fo:text-transform="none" fo:color="#000000" style:font-name="Times New Roman3" fo:letter-spacing="normal" fo:language="ru" fo:country="RU" fo:font-style="normal" fo:font-weight="normal" officeooo:rsid="000fac0b"/>
    </style:style>
    <style:style style:name="T20" style:family="text">
      <style:text-properties style:font-name="Times New Roman2" fo:font-size="14pt" fo:font-style="normal" fo:font-weight="normal"/>
    </style:style>
    <style:style style:name="T21" style:family="text">
      <style:text-properties style:font-name="Times New Roman2" fo:font-size="14pt" fo:font-style="normal" fo:font-weight="normal" officeooo:rsid="0006a335"/>
    </style:style>
    <style:style style:name="T22" style:family="text">
      <style:text-properties officeooo:rsid="0006a335"/>
    </style:style>
    <style:style style:name="T23" style:family="text">
      <style:text-properties style:font-name="Times New Roman" fo:font-size="14pt" officeooo:rsid="0006a335" style:font-size-asian="14pt" style:font-size-complex="14pt"/>
    </style:style>
    <style:style style:name="T24" style:family="text">
      <style:text-properties officeooo:rsid="000ad651"/>
    </style:style>
    <style:style style:name="T25" style:family="text">
      <style:text-properties officeooo:rsid="000ae4fc"/>
    </style:style>
    <style:style style:name="T26" style:family="text">
      <style:text-properties officeooo:rsid="000aea42"/>
    </style:style>
    <style:style style:name="T27" style:family="text">
      <style:text-properties officeooo:rsid="000cc084"/>
    </style:style>
    <style:style style:name="T28" style:family="text">
      <style:text-properties officeooo:rsid="000db992"/>
    </style:style>
    <style:style style:name="T29" style:family="text">
      <style:text-properties officeooo:rsid="000ed5cd"/>
    </style:style>
    <style:style style:name="T30" style:family="text">
      <style:text-properties officeooo:rsid="000f98b7"/>
    </style:style>
    <style:style style:name="T31" style:family="text">
      <style:text-properties officeooo:rsid="000fac0b"/>
    </style:style>
    <style:style style:name="T3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15">Перечень и планы-проспекты документов, разрабатываемых к 14.02.2014 г.</text:p>
      <text:p text:style-name="P12"/>
      <text:h text:style-name="P17" text:outline-level="1">Перечень документов</text:h>
      <text:p text:style-name="P1"><text:span text:style-name="T1">1. Ведомость технического проекта</text:span><text:span text:style-name="T1"> </text:span></text:p>
      <text:p text:style-name="P1"><text:span text:style-name="T1">2. </text:span><text:span text:style-name="T1">Пояснительная записка к техническому проекту </text:span></text:p>
      <text:p text:style-name="P13">3. Описание организации информационной базы </text:p>
      <text:p text:style-name="P13">4. Описание программного обеспечения </text:p>
      <text:p text:style-name="P13">5. Программа и методика испытаний</text:p>
      <text:p text:style-name="P13">6. Инструкция по формированию и ведению базы данных </text:p>
      <text:p text:style-name="P1"><text:span text:style-name="T1">7</text:span><text:span text:style-name="T1">. Общее описание подсистемы </text:span></text:p>
      <text:p text:style-name="P13">8. Руководство администратора </text:p>
      <text:p text:style-name="P13"/>
      <text:h text:style-name="P16" text:outline-level="1"><text:span text:style-name="T1">1. Ведомость технического проекта</text:span></text:h>
      <text:p text:style-name="P2"><text:span text:style-name="T13">1.</text:span><text:span text:style-name="T14"> </text:span><text:span text:style-name="T10">Д</text:span><text:span text:style-name="T11">окументация общая</text:span></text:p>
      <text:p text:style-name="P5"><text:span text:style-name="T22"><text:tab/>1.1.</text:span><text:span text:style-name="T22"> В</text:span><text:span text:style-name="T1">новь разработанная</text:span></text:p>
      <text:p text:style-name="P11"><text:span text:style-name="T21"><text:tab/>1.2. П</text:span><text:span text:style-name="T20">римененн</text:span><text:span text:style-name="T20"><office:annotation><dc:creator>Дмитрий Барышников</dc:creator><dc:date>2013-12-29T02:19:32.17</dc:date><text:list text:style-name=""><text:list-item><text:p text:style-name="P31"><text:span text:style-name="T32">У нас ее нет</text:span></text:p></text:list-item></text:list></office:annotation></text:span><text:span text:style-name="T20">ая</text:span></text:p>
      <text:p text:style-name="P3"><text:span text:style-name="T23">2. Д</text:span><text:span text:style-name="T9">окументация по сборочным единицам</text:span></text:p>
      <text:p text:style-name="P6"><text:span text:style-name="T1"><text:tab/></text:span><text:span text:style-name="T22">2.1. В</text:span><text:span text:style-name="T1">новь разработанная</text:span></text:p>
      <text:p text:style-name="P18"><text:tab/>2.2. Примененна<office:annotation><dc:creator>Дмитрий Барышников</dc:creator><dc:date>2013-12-29T02:19:41.66</dc:date><text:list text:continue-numbering="true" text:style-name=""><text:list-item><text:p text:style-name="P31"><text:span text:style-name="T32">У нас ее нет</text:span></text:p></text:list-item></text:list></office:annotation>я</text:p>
      <text:h text:style-name="P17" text:outline-level="1">2. Пояснительная записка к техническому проекту</text:h>
      <text:p text:style-name="P4">1. Общие положения</text:p>
      <text:p text:style-name="P9"><text:span text:style-name="T2"><text:tab/>1.</text:span><text:span text:style-name="T3">1. Н</text:span><text:span text:style-name="T2">аименование проектируемой </text:span><text:span text:style-name="T6">подсистемы</text:span><text:span text:style-name="T2"> и наименования документов, их номера и дату утверждения, на основании которых ведут проектирование </text:span><text:span text:style-name="T6">подсистемы</text:span></text:p>
      <text:p text:style-name="P9"><text:span text:style-name="T2"><text:tab/></text:span><text:span text:style-name="T3">1.</text:span><text:span text:style-name="T2">2. </text:span><text:span text:style-name="T3">П</text:span><text:span text:style-name="T2">еречень организаций, участвующих в разработке </text:span><text:span text:style-name="T6">под</text:span><text:span text:style-name="T2">системы, сроки выполнения стадий</text:span></text:p>
      <text:p text:style-name="P9"><text:span text:style-name="T3"><text:tab/>1.3. Ц</text:span><text:span text:style-name="T2">ели, назначение и области использования </text:span><text:span text:style-name="T6">подсистемы</text:span></text:p>
      <text:p text:style-name="P9"><text:span text:style-name="T2"><text:tab/></text:span><text:span text:style-name="T3">1.4. П</text:span><text:span text:style-name="T2">одтверждение соответствия проектных решений действующим нормам и правилам техники безопасности, пожаро- и взрывобезопасности и т. </text:span><text:soft-page-break/><text:span text:style-name="T2">п.</text:span></text:p>
      <text:p text:style-name="P9"><text:span text:style-name="T2"><text:tab/></text:span><text:span text:style-name="T3">1.5. С</text:span><text:span text:style-name="T2">ведения об использованных при проектировании нормативно-</text:span><text:span text:style-name="T2">технических документах</text:span></text:p>
      <text:p text:style-name="P9"><text:span text:style-name="T2"><text:tab/></text:span><text:span text:style-name="T3">1.6. С</text:span><text:span text:style-name="T2">ведения о НИР, передовом опыте, изобретениях, использованных при разработке проекта</text:span></text:p>
      <text:p text:style-name="P9"><text:span text:style-name="T2"><text:tab/></text:span><text:span text:style-name="T3">1.</text:span><text:span text:style-name="T2">7. </text:span><text:span text:style-name="T3">О</text:span><text:span text:style-name="T2">чередность создания </text:span><text:span text:style-name="T6">под</text:span><text:span text:style-name="T2">системы и объем каждой очереди</text:span></text:p>
      <text:list xml:id="list6364368407441145434" text:style-name="L6">
        <text:list-header>
          <text:p text:style-name="P14">2. Описание процесса деятельности</text:p>
          <text:p text:style-name="P14">3. Основные технические решения</text:p>
        </text:list-header>
      </text:list>
      <text:p text:style-name="P7"><text:span text:style-name="T24"><text:tab/>3.</text:span>1. <text:span text:style-name="T24">Р</text:span>ешения по структуре <text:span text:style-name="T29">под</text:span>системы, средствам и способам связи для информационного обмена между компонентами подсистем<text:span text:style-name="T29">ы</text:span></text:p>
      <text:p text:style-name="P7"><text:span text:style-name="T24"><text:tab/>3.</text:span>2. <text:span text:style-name="T24">Р</text:span>ешения по взаимосвязям <text:span text:style-name="T29">подсистемы</text:span> со смежными <text:span text:style-name="T29">под</text:span>системами, обеспечению ее совместимости</text:p>
      <text:p text:style-name="P7"><text:tab/><text:span text:style-name="T24">3.</text:span>3. <text:span text:style-name="T24">Р</text:span>ешения по режимам функционирования, диагностированию работы <text:span text:style-name="T29">под</text:span>системы</text:p>
      <text:p text:style-name="P7"><text:tab/><text:span text:style-name="T24">3.</text:span>4. <text:span text:style-name="T24">Р</text:span>ешения по численности, квалификации и функциям персонала <text:span text:style-name="T29">подсистемы</text:span>, режимам его работы, порядку взаимодействия</text:p>
      <text:p text:style-name="P7"><text:tab/><text:span text:style-name="T24">3.</text:span>5. <text:span text:style-name="T24">С</text:span>ведения об обеспечении заданных в техническом задании потребительских характеристик подсистем<text:span text:style-name="T29">ы</text:span>, определяющих ее качество</text:p>
      <text:p text:style-name="P7"><text:tab/><text:span text:style-name="T24">3.</text:span>6. <text:span text:style-name="T24">С</text:span>остав функций, комплексов задач (задач) реализуемых <text:span text:style-name="T29">под</text:span>системой </text:p>
      <text:p text:style-name="P7"><text:tab/><text:span text:style-name="T24">3.</text:span>7. <text:span text:style-name="T24">Р</text:span>ешения по комплексу технических средств, его размещению на объекте</text:p>
      <text:p text:style-name="P7"><text:tab/><text:span text:style-name="T24">3.</text:span>8. <text:span text:style-name="T24">Р</text:span>ешения по составу информации, объему, способам ее организации, видам машинных носителей, входным и выходным документам и сообщениям, последовательности обработки информации и другим компонентам</text:p>
      <text:p text:style-name="P7"><text:tab/><text:span text:style-name="T24">3.</text:span>9. <text:span text:style-name="T24">Р</text:span>ешения по составу программных средств, языкам деятельности, алгоритмам процедур и операций и методам их реализации</text:p>
      <text:list xml:id="list22362643" text:continue-numbering="true" text:style-name="L6">
        <text:list-header>
          <text:p text:style-name="P14">4. Мероприятия по подготовке объекта автоматизации к вводу <text:span text:style-name="T29">под</text:span>системы в действие</text:p>
        </text:list-header>
      </text:list>
      <text:p text:style-name="P7"><text:span text:style-name="T25"><text:tab/>4.</text:span>1. <text:span text:style-name="T25">М</text:span>ероприятия по приведению информации к виду, пригодному для <text:soft-page-break/>обработки на ЭВМ</text:p>
      <text:p text:style-name="P7"><text:tab/><text:span text:style-name="T25">4.</text:span>2. <text:span text:style-name="T25">М</text:span>ероприятия по обучению и проверке квалификации персонала</text:p>
      <text:p text:style-name="P7"><text:tab/><text:span text:style-name="T25">4.</text:span>3. <text:span text:style-name="T25">М</text:span>ероприятия по созданию необходимых подразделений и рабочих мест</text:p>
      <text:p text:style-name="P7"><text:tab/>4<text:span text:style-name="T25">.4. М</text:span>ероприятия по изменению объекта автоматизации</text:p>
      <text:p text:style-name="P7"><text:tab/><text:span text:style-name="T25">4.</text:span>5. <text:span text:style-name="T25">Д</text:span>ругие мероприятия, исходящие из специфических особенностей создаваемых <text:span text:style-name="T29">подсистемы</text:span></text:p>
      <text:h text:style-name="P17" text:outline-level="1">3. Описание организации информационной базы </text:h>
      <text:p text:style-name="P7"><text:span text:style-name="T26">1.</text:span> <text:span text:style-name="T26">О</text:span>писание внутримашинной информационной базы</text:p>
      <text:p text:style-name="P10"><text:span text:style-name="T2"><text:tab/>1</text:span><text:span text:style-name="T4">.1. Л</text:span><text:span text:style-name="T2">огическая структура</text:span></text:p>
      <text:p text:style-name="P10"><text:span text:style-name="T2"><text:tab/></text:span><text:span text:style-name="T4">1.2. Ф</text:span><text:span text:style-name="T2">изическая структура</text:span></text:p>
      <text:p text:style-name="P10"><text:span text:style-name="T2"><text:tab/></text:span><text:span text:style-name="T4">1.3. О</text:span><text:span text:style-name="T2">рганизация ведения информационной базы.</text:span></text:p>
      <text:p text:style-name="P7"/>
      <text:list xml:id="list7004116245680576787" text:style-name="L7">
        <text:list-header>
          <text:p text:style-name="P19">2. <text:span text:style-name="T26">О</text:span>писание внемашинной информационной базы<office:annotation><dc:creator>Дмитрий Барышников</dc:creator><dc:date>2013-12-29T01:59:34.61</dc:date><text:list text:style-name=""><text:list-item><text:p text:style-name="P31"><text:span text:style-name="T32">У нас ее нет</text:span></text:p></text:list-item></text:list></office:annotation></text:p>
        </text:list-header>
      </text:list>
      <text:p text:style-name="P10"><text:span text:style-name="T4"><text:tab/>2.</text:span><text:span text:style-name="T2">1 </text:span><text:span text:style-name="T4">Л</text:span><text:span text:style-name="T2">огическая структура</text:span></text:p>
      <text:p text:style-name="P10"><text:span text:style-name="T2"><text:tab/></text:span><text:span text:style-name="T4">2.</text:span><text:span text:style-name="T6">2</text:span><text:span text:style-name="T4">. О</text:span><text:span text:style-name="T2">рганизация ведения информационной базы</text:span></text:p>
      <text:h text:style-name="P17" text:outline-level="1">4. Описание программного обеспечения </text:h>
      <text:p text:style-name="P8">1. <text:span text:style-name="T26">С</text:span>труктура программного обеспечения</text:p>
      <text:p text:style-name="P8">2. <text:span text:style-name="T26">Ф</text:span>ункции частей программного обеспечения</text:p>
      <text:p text:style-name="P8">3. <text:span text:style-name="T26">М</text:span>етоды и средства разработки программного обеспечения</text:p>
      <text:p text:style-name="P8"><text:span text:style-name="T26">4. О</text:span>перационная система</text:p>
      <text:p text:style-name="P8">5. <text:span text:style-name="T26">С</text:span>редства, расширяющие возможности операционной системы</text:p>
      <text:h text:style-name="P17" text:outline-level="1">5. Программа и методика испытаний</text:h>
      <text:p text:style-name="P7">1<text:span text:style-name="T27">. О</text:span>бъект испытаний</text:p>
      <text:p text:style-name="P26"><text:span text:style-name="T2"><text:tab/>1</text:span><text:span text:style-name="T5">.1. П</text:span><text:span text:style-name="T2">олное наименование системы, обозначение</text:span></text:p>
      <text:p text:style-name="P26"><text:soft-page-break/><text:span text:style-name="T2"><text:tab/></text:span><text:span text:style-name="T5">1.2. К</text:span><text:span text:style-name="T2">омплектность испытательной системы.</text:span></text:p>
      <text:list xml:id="list1954294146491003611" text:style-name="L9">
        <text:list-header>
          <text:p text:style-name="P20"><text:span text:style-name="T27">2. Ц</text:span>ель испытаний</text:p>
          <text:p text:style-name="P20">3. <text:span text:style-name="T27">О</text:span>бщие положения</text:p>
        </text:list-header>
      </text:list>
      <text:p text:style-name="P22"><text:span text:style-name="T27"><text:tab/>3.</text:span>1. <text:span text:style-name="T27">П</text:span>еречень руководящих документов, на основании которых проводят испытания</text:p>
      <text:p text:style-name="P22"><text:span text:style-name="T27"><text:tab/>3.2. М</text:span>есто и продолжительность испытаний</text:p>
      <text:p text:style-name="P22"><text:span text:style-name="T27"><text:tab/>3.3. О</text:span>рганизации, участвующие в испытаниях</text:p>
      <text:p text:style-name="P22"><text:tab/><text:span text:style-name="T27">3.4. П</text:span>еречень ранее проведенных испытаний</text:p>
      <text:p text:style-name="P22"><text:span text:style-name="T27"><text:tab/>3.5. П</text:span>еречень предъявляемых на испытания документов, откорректированных по результатам ранее проведенных испытаний</text:p>
      <text:p text:style-name="P22"><text:span text:style-name="T27">4. О</text:span>бъем испытаний</text:p>
      <text:p text:style-name="P22"><text:span text:style-name="T27"><text:tab/>4.1. П</text:span>еречень этапов испытаний и проверок, а также количественные и качественные характеристики, подлежащие оценке</text:p>
      <text:p text:style-name="P25"><text:span text:style-name="T30"><text:tab/><text:tab/>4.1.1. Проверка настольного компонента</text:span><text:span text:style-name="T30"><office:annotation><dc:creator>Дмитрий Барышников</dc:creator><dc:date>2013-12-29T02:20:07.86</dc:date><text:list text:style-name=""><text:list-item><text:p text:style-name="P31"><text:span text:style-name="T32">Блок Автодора, не расписан</text:span></text:p></text:list-item></text:list></office:annotation></text:span></text:p>
      <text:p text:style-name="P25"><text:span text:style-name="T30"><text:tab/><text:tab/>4.1.2. Проверка серверного компонента</text:span></text:p>
      <text:p text:style-name="P25"><text:span text:style-name="T30"><text:tab/><text:tab/><text:tab/>4.1.2.1. Проверка </text:span><text:span text:style-name="T31">сервера базы пространственных данных</text:span></text:p>
      <text:p text:style-name="P27"><text:span text:style-name="T8"><text:tab/><text:tab/><text:tab/><text:tab/>4.1.2.1.1. Проверка </text:span><text:span text:style-name="T17">функций </text:span><text:span text:style-name="T31"><text:s/></text:span><text:span text:style-name="T8">сервера базы пространственных данных</text:span></text:p>
      <text:p text:style-name="P28"><text:span text:style-name="T8"><text:tab/><text:tab/><text:tab/><text:tab/>4.1.2.1.2. Проверка </text:span><text:span text:style-name="T17">валидации вводимых данных: проверка правильности систем координат, типов геометрий, уникальность ключей для связи с другими подсистемами </text:span><text:span text:style-name="T8"><text:s/></text:span></text:p>
      <text:p text:style-name="P28"><text:span text:style-name="T8"><text:tab/><text:tab/><text:tab/><text:tab/>4.1.2.1.3. Проверка </text:span><text:span text:style-name="T17">расчетов маршрутов объезда </text:span></text:p>
      <text:p text:style-name="P28"><text:span text:style-name="T8"><text:tab/><text:tab/><text:tab/><text:tab/>4.1.2.1.4. Проверка </text:span><text:span text:style-name="T17">хранения и отображения исторических пространственных данных (слоев, объектов) с возможностью восстановления состояния слоя данных на любой момент времени, начиная с момента загрузки информации </text:span></text:p>
      <text:p text:style-name="P25"><text:span text:style-name="T30"><text:tab/><text:tab/><text:tab/>4.1.2.</text:span><text:span text:style-name="T31">2</text:span><text:span text:style-name="T30">. Проверка </text:span><text:span text:style-name="T31">Веб-ГИС</text:span></text:p>
      <text:p text:style-name="P27"><text:span text:style-name="T8"><text:tab/><text:tab/><text:tab/><text:tab/>4.1.2.2.1. Проверка </text:span><text:span text:style-name="T17">функций </text:span><text:span text:style-name="T31"><text:s/></text:span><text:span text:style-name="T8">Веб-ГИС</text:span></text:p>
      <text:p text:style-name="P27"><text:span text:style-name="T8"><text:tab/><text:tab/><text:tab/><text:tab/>4.1.2.2.2. Проверка </text:span><text:span text:style-name="T17">просмотра карты в с раскраской </text:span><text:soft-page-break/><text:span text:style-name="T17">слоев в зависимости от атрибутов</text:span><text:span text:style-name="T8"> </text:span></text:p>
      <text:p text:style-name="P28"><text:span text:style-name="T8"><text:tab/><text:tab/><text:tab/><text:tab/>4.1.2.2.3. Проверка </text:span><text:span text:style-name="T17">выделения объектов на карте цветовой подсветкой или специальными маркерами</text:span></text:p>
      <text:p text:style-name="P28"><text:span text:style-name="T8"><text:s/><text:tab/><text:tab/><text:tab/><text:tab/>4.1.2.2.4. Проверка о</text:span><text:span text:style-name="T17">тображение изменения состояния объектов, требующих особого внимания</text:span><text:span text:style-name="T8"> </text:span></text:p>
      <text:p text:style-name="P28"><text:span text:style-name="T8"><text:s/><text:tab/><text:tab/><text:tab/><text:tab/>4.1.2.2.5. Проверка </text:span><text:span text:style-name="T17">поддержки данных, поступающих в реальном времени и возможности событийно-ориентированного обновления фрагмента карты</text:span><text:span text:style-name="T8"> </text:span></text:p>
      <text:p text:style-name="P28"><text:span text:style-name="T8"><text:s/><text:tab/><text:tab/><text:tab/><text:tab/>4.1.2.2.6. Проверка </text:span><text:span text:style-name="T17">возможности при выборе объекта на карте перейти к просмотру связанных с этим объектом данных</text:span><text:span text:style-name="T8"> </text:span></text:p>
      <text:p text:style-name="P29"><text:span text:style-name="T15"><text:s/><text:tab/><text:tab/><text:tab/><text:tab/>4.1.2.2.7. Проверка </text:span><text:span text:style-name="T15">компонент подсистемы, обеспечивающий пользователю возможность привязки объекта различными способами</text:span><text:span text:style-name="T15"> </text:span></text:p>
      <text:p text:style-name="P29"><text:span text:style-name="T15"><text:s/><text:tab/><text:tab/><text:tab/><text:tab/>4.1.2.2.8. Проверка взаимодействия П-ГИС с подсистемой анализа данных</text:span></text:p>
      <text:p text:style-name="P29"><text:span text:style-name="T15"><text:s/><text:tab/><text:tab/><text:tab/><text:tab/>4.1.2.2.</text:span><text:span text:style-name="T16">9</text:span><text:span text:style-name="T15">. Проверка взаимодействия П-ГИС с подсистемой обработки сообщений </text:span></text:p>
      <text:p text:style-name="P29"><text:span text:style-name="T15"><text:s/><text:tab/><text:tab/><text:tab/><text:tab/>4.1.2.2.</text:span><text:span text:style-name="T16">10</text:span><text:span text:style-name="T15">. Проверка взаимодействие П-ГИС с подсистемой мониторинга </text:span></text:p>
      <text:p text:style-name="P29"><text:span text:style-name="T15"><text:s/><text:tab/><text:tab/><text:tab/><text:tab/>4.1.2.2.</text:span><text:span text:style-name="T16">11</text:span><text:span text:style-name="T15">. Проверка взаимодействие П-ГИС с подсистемой визуализации данных на картографической основе ТСЦ </text:span></text:p>
      <text:p text:style-name="P25"><text:span text:style-name="T27"><text:tab/>4.2. П</text:span>оследовательность проведения и режима испытаний</text:p>
      <text:p text:style-name="P22"><text:span text:style-name="T27"><text:tab/>4.3. Т</text:span>ребования по испытаниям программных средств</text:p>
      <text:p text:style-name="P22"><text:span text:style-name="T27"><text:tab/>4.4. П</text:span>еречень работ, проводимых после завершения испытаний, требования к ним, объем и порядок проведения</text:p>
      <text:p text:style-name="P22"><text:span text:style-name="T27">5. У</text:span>словия и порядок проведения испытаний</text:p>
      <text:p text:style-name="P26"><text:span text:style-name="T5"><text:tab/>5.1. У</text:span><text:span text:style-name="T2">словия проведения испытаний</text:span></text:p>
      <text:p text:style-name="P26"><text:span text:style-name="T2"><text:tab/></text:span><text:span text:style-name="T5">5.2. У</text:span><text:span text:style-name="T2">словия начала и завершения отдельных этапов испытаний</text:span></text:p>
      <text:p text:style-name="P26"><text:span text:style-name="T2"><text:tab/></text:span><text:span text:style-name="T5">5.3. И</text:span><text:span text:style-name="T2">меющиеся ограничения в условиях проведения испытаний</text:span></text:p>
      <text:p text:style-name="P26"><text:soft-page-break/><text:span text:style-name="T2"><text:tab/></text:span><text:span text:style-name="T5">5.4. Т</text:span><text:span text:style-name="T2">ребования к техническому обслуживанию системы</text:span></text:p>
      <text:p text:style-name="P26"><text:span text:style-name="T2"><text:tab/></text:span><text:span text:style-name="T5">5.5. М</text:span><text:span text:style-name="T2">еры, обеспечивающие безопасность и безаварийность проведения испытаний</text:span></text:p>
      <text:p text:style-name="P26"><text:span text:style-name="T2"><text:tab/></text:span><text:span text:style-name="T5">5.6. П</text:span><text:span text:style-name="T2">орядок взаимодействия организаций, участвующих в испытаниях</text:span></text:p>
      <text:p text:style-name="P26"><text:span text:style-name="T2"><text:tab/></text:span><text:span text:style-name="T5">5.7. П</text:span><text:span text:style-name="T2">орядок привлечения экспертов для исследования возможных повреждений в процессе проведения испытаний</text:span></text:p>
      <text:p text:style-name="P26"><text:span text:style-name="T2"><text:tab/></text:span><text:span text:style-name="T5">5.8. Т</text:span><text:span text:style-name="T2">ребования к персоналу, проводящему испытания, и порядок его допуска к испытаниям</text:span></text:p>
      <text:list xml:id="list22355408" text:continue-list="list1954294146491003611" text:style-name="L9">
        <text:list-header>
          <text:p text:style-name="P20"><text:span text:style-name="T27">6. М</text:span>атериально-техническое обеспечение испытаний</text:p>
          <text:p text:style-name="P20"><text:span text:style-name="T27">7. М</text:span>етрологическое обеспечение испытаний</text:p>
          <text:p text:style-name="P20"><text:span text:style-name="T27">8. О</text:span>тчетность</text:p>
        </text:list-header>
      </text:list>
      <text:h text:style-name="P17" text:outline-level="1">6. Инструкция по формированию и ведению базы данных </text:h>
      <text:p text:style-name="P23">1. <text:span text:style-name="T28">П</text:span>равила подготовки данных</text:p>
      <text:p text:style-name="P23"><text:span text:style-name="T28">2. П</text:span>орядок и средства заполнения базы данных</text:p>
      <text:p text:style-name="P23"><text:span text:style-name="T28">3. П</text:span>роцедуры изменения и контроля базы данных</text:p>
      <text:p text:style-name="P23"><text:span text:style-name="T28">4. П</text:span>орядок и средства восстановления базы данных</text:p>
      <text:h text:style-name="P17" text:outline-level="1">7. Общее описание подсистемы </text:h>
      <text:p text:style-name="P7">1. <text:span text:style-name="T28">Н</text:span>азначение <text:span text:style-name="T29">под</text:span>системы</text:p>
      <text:p text:style-name="P23"><text:span text:style-name="T28"><text:tab/>1.</text:span>1. <text:span text:style-name="T28">В</text:span>ид деятельности, для автоматизации которой предназначена <text:span text:style-name="T29">под</text:span>система</text:p>
      <text:p text:style-name="P23"><text:span text:style-name="T28"><text:tab/>1.2. П</text:span>еречень объектов автоматизации, на которых используется <text:span text:style-name="T29">под</text:span>система</text:p>
      <text:p text:style-name="P23"><text:tab/><text:span text:style-name="T28">1.3. П</text:span>еречень функций, реализуемых <text:span text:style-name="T29">под</text:span>системой</text:p>
      <text:p text:style-name="P23">2. <text:span text:style-name="T28">О</text:span>писание <text:span text:style-name="T29">под</text:span>системы</text:p>
      <text:p text:style-name="P23"><text:span text:style-name="T28"><text:tab/>2.1. С</text:span>труктур<text:span text:style-name="T29">а</text:span> <text:span text:style-name="T29">под</text:span>системы и назначение ее частей</text:p>
      <text:p text:style-name="P23"><text:span text:style-name="T28"><text:tab/>2.2. С</text:span>ведения об <text:span text:style-name="T29">подсистеме</text:span> в целом и ее частях, необходимые для <text:soft-page-break/>обеспечения эксплуатации <text:span text:style-name="T29">под</text:span>системы</text:p>
      <text:p text:style-name="P23"><text:span text:style-name="T28"><text:tab/>2.3. О</text:span>писание функционирования <text:span text:style-name="T29">под</text:span>системы и ее частей</text:p>
      <text:p text:style-name="P23"><text:span text:style-name="T28">3. О</text:span>писание взаимосвязей <text:span text:style-name="T29">подсистемы</text:span> с другими <text:span text:style-name="T29">под</text:span>системами</text:p>
      <text:p text:style-name="P24"><text:span text:style-name="T28"><text:tab/>3.1. П</text:span>еречень <text:span text:style-name="T29">под</text:span>систем, с которыми связана данная <text:span text:style-name="T29">подсистема</text:span></text:p>
      <text:p text:style-name="P24"><text:span text:style-name="T28"><text:tab/>3.2. О</text:span>писание связей между <text:span text:style-name="T29">под</text:span>системами</text:p>
      <text:p text:style-name="P23"><text:span text:style-name="T28"><text:tab/>3.3. О</text:span>писание регламента связей</text:p>
      <text:p text:style-name="P23"><text:span text:style-name="T28"><text:tab/>3.4. О</text:span>писание взаимосвязей <text:span text:style-name="T29">подсистемы</text:span> с подразделениями объекта автоматизации</text:p>
      <text:p text:style-name="P23"><text:span text:style-name="T28">4. О</text:span>писание <text:span text:style-name="T29">частей </text:span>подсистем<text:span text:style-name="T29">ы</text:span></text:p>
      <text:p text:style-name="P23"><text:span text:style-name="T28"><text:tab/>4.1. С</text:span>труктур<text:span text:style-name="T29">а</text:span> и назначение частей</text:p>
      <text:p text:style-name="P24"><text:span text:style-name="T28"><text:tab/>4.2. С</text:span>ведения о частях <text:span text:style-name="T29">подсистемы</text:span>, необходимые для обеспечения <text:span text:style-name="T29">ее</text:span> функционирования</text:p>
      <text:p text:style-name="P23"><text:span text:style-name="T28"><text:tab/>4.3. О</text:span>писание функционирования частей подсистемы</text:p>
      <text:p text:style-name="P25"><text:tab/><text:tab/><text:span text:style-name="T30">4.3.1. </text:span><text:span text:style-name="T28">О</text:span>писание функционирования <text:span text:style-name="T30">настольного компонента</text:span><text:span text:style-name="T30"><office:annotation><dc:creator>Дмитрий Барышников</dc:creator><dc:date>2013-12-29T02:20:38.69</dc:date><text:list text:style-name=""><text:list-item><text:p text:style-name="P31"><text:span text:style-name="T32">Блок Автодора, не расписан</text:span></text:p></text:list-item></text:list></office:annotation></text:span></text:p>
      <text:p text:style-name="P25"><text:span text:style-name="T30"><text:tab/><text:tab/>4.3.2. Описание функционирования серверного компонента</text:span></text:p>
      <text:p text:style-name="P27"><text:span text:style-name="T7"><text:tab/><text:tab/><text:tab/>4.3.2.1. Описание функционирования сервера баз пространственных данных </text:span></text:p>
      <text:p text:style-name="P27"><text:span text:style-name="T7"><text:tab/><text:tab/><text:tab/>4.3.2.2. Описание функционирования Веб ГИС </text:span></text:p>
      <text:p text:style-name="P25"><text:span text:style-name="T28"/></text:p>
      <text:h text:style-name="P17" text:outline-level="1">8. Руководство администратора </text:h>
      <text:p text:style-name="P7"><text:span text:style-name="T25">1. О</text:span>бщие сведения о программе</text:p>
      <text:p text:style-name="P7"><text:span text:style-name="T25">2. С</text:span>труктура программы</text:p>
      <text:list xml:id="list7561973514956656995" text:style-name="L19">
        <text:list-header>
          <text:p text:style-name="P21"><text:span text:style-name="T25">3. Н</text:span>астройка программы</text:p>
          <text:p text:style-name="P21"><text:span text:style-name="T25">4. П</text:span>роверка программы</text:p>
          <text:p text:style-name="P21"><text:span text:style-name="T25">5. Д</text:span>ополнительные возможности</text:p>
          <text:p text:style-name="P21"><text:span text:style-name="T25">6. С</text:span>ообщения</text:p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center" style:justify-single-word="false" fo:text-indent="0cm" style:auto-text-indent="false" style:page-number="auto" fo:keep-with-next="auto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7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Барышников</meta:initial-creator>
    <meta:creation-date>2013-12-28T22:51:30.30</meta:creation-date>
    <dc:date>2013-12-29T02:20:50.35</dc:date>
    <dc:creator>Дмитрий Барышников</dc:creator>
    <meta:editing-duration>PT2H52M45S</meta:editing-duration>
    <meta:editing-cycles>14</meta:editing-cycles>
    <meta:generator>LibreOffice/4.0.6.2$Windows_x86 LibreOffice_project/2e2573268451a50806fcd60ae2d9fe01dd0ce24</meta:generator>
    <meta:document-statistic meta:table-count="0" meta:image-count="0" meta:object-count="0" meta:page-count="7" meta:paragraph-count="139" meta:word-count="977" meta:character-count="8158" meta:non-whitespace-character-count="7154"/>
  </office:meta>
</office:document-meta>
</file>